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1.0957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29in" fo:break-before="auto" style:use-optimal-row-height="false"/>
    </style:style>
    <style:style style:name="ro3" style:family="table-row">
      <style:table-row-properties style:row-height="0.9516in" fo:break-before="auto" style:use-optimal-row-height="true"/>
    </style:style>
    <style:style style:name="ro4" style:family="table-row">
      <style:table-row-properties style:row-height="2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 fo:border="0.99pt solid #000000" style:vertical-align="middle"/>
    </style:style>
    <style:style style:name="ce7" style:family="table-cell" style:parent-style-name="Default">
      <style:table-cell-properties style:text-align-source="value-type" style:repeat-content="false" fo:wrap-option="wrap" fo:border="0.99pt solid #000000" style:vertical-align="middle"/>
      <style:paragraph-properties fo:margin-left="0in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gr1" style:family="graphic">
      <style:graphic-properties draw:textarea-horizontal-align="justify" draw:textarea-vertical-align="middle" draw:auto-grow-height="false" fo:min-height="0.0768in" fo:min-width="0.8189in"/>
    </style:style>
    <style:style style:name="P1" style:family="paragraph"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9358in" svg:height="0.1531in" svg:x="2.2343in" svg:y="0.4638in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0.9358in" svg:height="0.1531in" svg:x="4.0193in" svg:y="0.4476in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 table:number-columns-spanned="2" table:number-rows-spanned="1">
            <text:p>Math Magician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Function name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 table:number-columns-spanned="2" table:number-rows-spanned="1">
            <text:p>Function</text:p>
          </table:table-cell>
          <table:covered-table-cell table:style-name="ce4"/>
          <table:table-cell table:style-name="ce4" office:value-type="string" calcext:value-type="string">
            <text:p>Output</text:p>
          </table:table-cell>
          <table:table-cell table:style-name="ce1" office:value-type="string" calcext:value-type="string">
            <text:p>called where?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operate</text:p>
          </table:table-cell>
          <table:table-cell table:style-name="ce5" office:value-type="string" calcext:value-type="string">
            <text:p>numberOne, numberTwo, operation</text:p>
          </table:table-cell>
          <table:table-cell table:style-name="ce6" office:value-type="string" calcext:value-type="string" table:number-columns-spanned="2" table:number-rows-spanned="1">
            <text:p>1) calls Big for each number parameter and stores it in variables </text:p>
            <text:p>2) checks if operation parameter is +,-,x,% or <text:span text:style-name="T1">÷ and returns result of operation</text:span></text:p>
            <text:p><text:span text:style-name="T1">3) throws error if operator is invalid</text:span></text:p>
          </table:table-cell>
          <table:covered-table-cell table:style-name="ce2"/>
          <table:table-cell table:style-name="ce5" office:value-type="string" calcext:value-type="string">
            <text:p>result of operation (string)</text:p>
          </table:table-cell>
          <table:table-cell table:style-name="ce5" office:value-type="string" calcext:value-type="string">
            <text:p>in calculate.js when = is pressed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calculate</text:p>
          </table:table-cell>
          <table:table-cell table:style-name="ce3" office:value-type="string" calcext:value-type="string">
            <text:p>obj, buttonName</text:p>
          </table:table-cell>
          <table:table-cell table:style-name="ce7" office:value-type="string" calcext:value-type="string" table:number-columns-spanned="2" table:number-rows-spanned="1">
            <text:p>1) checks if button ‘AC’ was pressed</text:p>
            <text:p>2) if button pressed was a number, it checks if number = 0 and returns</text:p>
            <text:p>3) If there is an operation, next is updated, else next is updated and the value cleared</text:p>
            <text:p>4) if buttonName is ‘.’ and adds button after the obj</text:p>
            <text:p>5) if buttonName is ‘=’ it returns the result of the operation called from operate component</text:p>
            <text:p>6) if buttonName is ‘+/-’, it adds a minus before obj</text:p>
          </table:table-cell>
          <table:covered-table-cell table:style-name="ce3"/>
          <table:table-cell table:style-name="ce8" office:value-type="string" calcext:value-type="string">
            <text:p><text:span text:style-name="T2"> ‘AC’:</text:span> null;</text:p>
            <text:p><text:span text:style-name="T2">'0’:</text:span> empty object;</text:p>
            <text:p><text:span text:style-name="T2">Op:</text:span> next</text:p>
            <text:p><text:span text:style-name="T2">No Op: </text:span><text:span text:style-name="T3">next and sets total to null</text:span></text:p>
            <text:p><text:span text:style-name="T2">'=’:</text:span> total</text:p>
          </table:table-cell>
          <table:table-cell table:style-name="ce8" office:value-type="string" calcext:value-type="string">
            <text:p>event handler for buttons</text:p>
          </table:table-cell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nClick</text:p>
          </table:table-cell>
          <table:table-cell table:style-name="ce2" office:value-type="string" calcext:value-type="string">
            <text:p>e</text:p>
          </table:table-cell>
          <table:table-cell table:style-name="ce6" table:number-columns-spanned="2" table:number-rows-spanned="1"/>
          <table:covered-table-cell table:style-name="ce2"/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6" table:number-columns-spanned="2" table:number-rows-spanned="1"/>
          <table:covered-table-cell table:style-name="ce2"/>
          <table:table-cell table:style-name="ce2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nja Schmidt</meta:initial-creator>
    <meta:creation-date>2022-01-04T13:31:15.153397948</meta:creation-date>
    <meta:generator>LibreOffice/7.0.4.2$MacOSX_X86_64 LibreOffice_project/dcf040e67528d9187c66b2379df5ea4407429775</meta:generator>
    <dc:date>2022-01-06T14:44:38.521703177</dc:date>
    <dc:creator>Anja Schmidt</dc:creator>
    <meta:editing-duration>P2DT6M24S</meta:editing-duration>
    <meta:editing-cycles>1</meta:editing-cycles>
    <meta:document-statistic meta:table-count="1" meta:cell-count="18" meta:object-count="2"/>
  </office:meta>
</office:document-meta>
</file>